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Standard">
      <style:paragraph-properties fo:margin-top="0in" fo:margin-bottom="0.1965in" style:contextual-spacing="false"/>
      <style:text-properties style:font-name="serif" fo:font-size="10.5pt"/>
    </style:style>
    <style:style style:name="P9" style:family="paragraph" style:parent-style-name="Standard">
      <style:paragraph-properties fo:margin-top="0in" fo:margin-bottom="0.1965in" style:contextual-spacing="false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  <style:style style:name="T3" style:family="text">
      <style:text-properties officeooo:rsid="00163bc9"/>
    </style:style>
    <style:style style:name="T4" style:family="text">
      <style:text-properties officeooo:rsid="0016f5b8"/>
    </style:style>
    <style:style style:name="T5" style:family="text">
      <style:text-properties officeooo:rsid="0017dedb"/>
    </style:style>
    <style:style style:name="T6" style:family="text">
      <style:text-properties officeooo:rsid="00181ca2"/>
    </style:style>
    <style:style style:name="T7" style:family="text">
      <style:text-properties fo:font-style="italic"/>
    </style:style>
    <style:style style:name="T8" style:family="text">
      <style:text-properties officeooo:rsid="001967ca"/>
    </style:style>
    <style:style style:name="T9" style:family="text">
      <style:text-properties officeooo:rsid="00198a15"/>
    </style:style>
    <style:style style:name="T10" style:family="text">
      <style:text-properties officeooo:rsid="001b37cd"/>
    </style:style>
    <style:style style:name="T11" style:family="text">
      <style:text-properties officeooo:rsid="001ccae1"/>
    </style:style>
    <style:style style:name="T12" style:family="text">
      <style:text-properties officeooo:rsid="001d5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3">crowd answers question</text:span></text:p>
      <text:p text:style-name="P7"><text:tab/>-<text:span text:style-name="T3">vote based input</text:span></text:p>
      <text:p text:style-name="P7"><text:soft-page-break/>@inproceedings{kim2013toolscape,</text:p>
      <text:p text:style-name="Preformatted_20_Text"><text:s text:c="2"/>title={Toolscape: enhancing the learning experience of how-to videos},</text:p>
      <text:p text:style-name="Preformatted_20_Text"><text:s text:c="2"/>author={Kim, Juho},</text:p>
      <text:p text:style-name="Preformatted_20_Text"><text:s text:c="2"/>booktitle={CHI'13 Extended Abstracts on Human Factors in Computing Systems},</text:p>
      <text:p text:style-name="Preformatted_20_Text"><text:s text:c="2"/>pages={2707--271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4">users annotate a video</text:span></text:p>
      <text:p text:style-name="P7"><text:tab/>-<text:span text:style-name="T4">instrutions, steps introduced</text:span></text:p>
      <text:p text:style-name="P7"><text:tab/>-<text:span text:style-name="T4">simple merging algorithm by pairwise distance</text:span></text:p>
      <text:p text:style-name="P7">@inproceedings{lasecki2013warping,</text:p>
      <text:p text:style-name="Preformatted_20_Text"><text:s text:c="2"/>title={Warping time for more effective real-time crowdsourcing},</text:p>
      <text:p text:style-name="Preformatted_20_Text"><text:s text:c="2"/>author={Lasecki, Walter S and Miller, Christopher D and Bigham, Jeffrey P},</text:p>
      <text:p text:style-name="Preformatted_20_Text"><text:s text:c="2"/>booktitle={Proceedings of the SIGCHI Conference on Human Factors in Computing Systems},</text:p>
      <text:p text:style-name="Preformatted_20_Text"><text:s text:c="2"/>pages={2033--2036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5">have people transcribe video</text:span></text:p>
      <text:p text:style-name="P7"><text:tab/>-<text:span text:style-name="T5">merging based on distance of words, etc...</text:span></text:p>
      <text:p text:style-name="P7"><text:tab/>-<text:span text:style-name="T5">merging crowd input</text:span></text:p>
      <text:p text:style-name="P7"/>
      <text:p text:style-name="P7">@inproceedings{kulkarni2012collaboratively,</text:p>
      <text:p text:style-name="Preformatted_20_Text"><text:s text:c="2"/>title={Collaboratively crowdsourcing workflows with turkomatic},</text:p>
      <text:p text:style-name="Preformatted_20_Text"><text:s text:c="2"/>author={Kulkarni, Anand and Can, Matthew and Hartmann, Bj{\"o}rn},</text:p>
      <text:p text:style-name="Preformatted_20_Text"><text:s text:c="2"/>booktitle={Proceedings of the ACM 2012 conference on Computer Supported Cooperative Work},</text:p>
      <text:p text:style-name="Preformatted_20_Text"><text:s text:c="2"/>pages={1003--1012},</text:p>
      <text:p text:style-name="Preformatted_20_Text"><text:s text:c="2"/>year={2012},</text:p>
      <text:p text:style-name="Preformatted_20_Text"><text:s text:c="2"/>organization={ACM}</text:p>
      <text:p text:style-name="P7">}</text:p>
      <text:p text:style-name="P7"><text:tab/>-<text:span text:style-name="T6">make instructions from mturk, users specify what task they want</text:span></text:p>
      <text:p text:style-name="P8"><text:span text:style-name="T6"><text:tab/>-W</text:span>hen requesters used workflow editing tools to guide the crowd’s efforts, tasks completed successfully.</text:p>
      <text:p text:style-name="P9">Hu, Minqing, and Bing Liu. "Mining and summarizing customer reviews." <text:span text:style-name="T7">Proceedings of the tenth ACM SIGKDD international conference on Knowledge discovery and data mining</text:span>. ACM, 2004.</text:p>
      <text:p text:style-name="P7"><text:tab/>-<text:span text:style-name="T8">prediction by word closeness, frequency</text:span></text:p>
      <text:p text:style-name="P7"><text:soft-page-break/><text:tab/>-<text:span text:style-name="T8">broadly catagorizes reviews</text:span></text:p>
      <text:p text:style-name="P7"><text:tab/>-<text:span text:style-name="T9">orient search: catagories of opinion words</text:span></text:p>
      <text:p text:style-name="P7"/>
      <text:p text:style-name="P7">@inproceedings{mintz2009distant,</text:p>
      <text:p text:style-name="Preformatted_20_Text"><text:s text:c="2"/>title={Distant supervision for relation extraction without labeled data},</text:p>
      <text:p text:style-name="Preformatted_20_Text"><text:s text:c="2"/>author={Mintz, Mike and Bills, Steven and Snow, Rion and Jurafsky, Dan},</text:p>
      <text:p text:style-name="Preformatted_20_Text"><text:s text:c="2"/>booktitle={Proceedings of the Joint Conference of the 47th Annual Meeting of the ACL and the 4th International Joint Conference on Natural Language Processing of the AFNLP: Volume 2-Volume 2},</text:p>
      <text:p text:style-name="Preformatted_20_Text"><text:s text:c="2"/>pages={1003--1011},</text:p>
      <text:p text:style-name="Preformatted_20_Text"><text:s text:c="2"/>year={2009},</text:p>
      <text:p text:style-name="Preformatted_20_Text"><text:s text:c="2"/>organization={Association for Computational Linguistics}</text:p>
      <text:p text:style-name="P7">}</text:p>
      <text:p text:style-name="P7"><text:tab/>-<text:span text:style-name="T10">sentence clustering,no labeled data</text:span></text:p>
      <text:p text:style-name="P7"><text:tab/>-<text:span text:style-name="T10">uses multiple sentences containing entities to find semantic similarity</text:span></text:p>
      <text:p text:style-name="P7"><text:tab/>-<text:span text:style-name="T11">lexical features: words between entities, part of speech tag</text:span></text:p>
      <text:p text:style-name="P7"/>
      <text:p text:style-name="P7">@inproceedings{wallach2006topic,</text:p>
      <text:p text:style-name="Preformatted_20_Text"><text:s text:c="2"/>title={Topic modeling: beyond bag-of-words},</text:p>
      <text:p text:style-name="Preformatted_20_Text"><text:s text:c="2"/>author={Wallach, Hanna M},</text:p>
      <text:p text:style-name="Preformatted_20_Text"><text:s text:c="2"/>booktitle={Proceedings of the 23rd international conference on Machine learning},</text:p>
      <text:p text:style-name="Preformatted_20_Text"><text:s text:c="2"/>pages={977--984},</text:p>
      <text:p text:style-name="Preformatted_20_Text"><text:s text:c="2"/>year={2006},</text:p>
      <text:p text:style-name="Preformatted_20_Text"><text:s text:c="2"/>organization={ACM}</text:p>
      <text:p text:style-name="P7">}</text:p>
      <text:p text:style-name="P7"><text:tab/>-<text:span text:style-name="T11">combine bow with n-grams</text:span></text:p>
      <text:p text:style-name="P7"><text:tab/>-<text:span text:style-name="T11">more effective than either</text:span></text:p>
      <text:p text:style-name="P7">@inproceedings{sriram2010short,</text:p>
      <text:p text:style-name="Preformatted_20_Text"><text:s text:c="2"/>title={Short text classification in twitter to improve information filtering},</text:p>
      <text:p text:style-name="Preformatted_20_Text"><text:s text:c="2"/>author={Sriram, Bharath and Fuhry, Dave and Demir, Engin and Ferhatosmanoglu, Hakan and Demirbas, Murat},</text:p>
      <text:p text:style-name="Preformatted_20_Text"><text:s text:c="2"/>booktitle={Proceedings of the 33rd international ACM SIGIR conference on Research and development in information retrieval},</text:p>
      <text:p text:style-name="Preformatted_20_Text"><text:s text:c="2"/>pages={841--842},</text:p>
      <text:p text:style-name="Preformatted_20_Text"><text:s text:c="2"/>year={2010},</text:p>
      <text:p text:style-name="Preformatted_20_Text"><text:s text:c="2"/>organization={ACM}</text:p>
      <text:p text:style-name="P7">}</text:p>
      <text:p text:style-name="P7"><text:tab/>-<text:span text:style-name="T11">short text have few word occurances, bow innefective<text:tab/></text:span></text:p>
      <text:p text:style-name="P7"><text:tab/>-<text:span text:style-name="T11">features- metadata (author, etc)</text:span></text:p>
      <text:p text:style-name="P7"><text:soft-page-break/></text:p>
      <text:p text:style-name="P7">@incollection{achananuparp2008evaluation,</text:p>
      <text:p text:style-name="Preformatted_20_Text"><text:s text:c="2"/>title={The evaluation of sentence similarity measures},</text:p>
      <text:p text:style-name="Preformatted_20_Text"><text:s text:c="2"/>author={Achananuparp, Palakorn and Hu, Xiaohua and Shen, Xiajiong},</text:p>
      <text:p text:style-name="Preformatted_20_Text"><text:s text:c="2"/>booktitle={Data Warehousing and Knowledge Discovery},</text:p>
      <text:p text:style-name="Preformatted_20_Text"><text:s text:c="2"/>pages={305--316},</text:p>
      <text:p text:style-name="Preformatted_20_Text"><text:s text:c="2"/>year={2008},</text:p>
      <text:p text:style-name="Preformatted_20_Text"><text:s text:c="2"/>publisher={Springer}</text:p>
      <text:p text:style-name="P7">}</text:p>
      <text:p text:style-name="P7"><text:tab/>-<text:span text:style-name="T11">list of ways to compare short sentences</text:span></text:p>
      <text:p text:style-name="P7"><text:tab/>-<text:span text:style-name="T12">linguistic measures very good (compared with word overlap)</text:span></text:p>
      <text:p text:style-name="P7"><text:tab/>-<text:span text:style-name="T12">only used bow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6T02:16:26.870394527</dc:date>
    <meta:editing-duration>PT44M49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4" meta:paragraph-count="109" meta:word-count="640" meta:character-count="5276" meta:non-whitespace-character-count="4612"/>
  </office:meta>
</office:document-meta>
</file>